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B000002BB1FF24E9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5cm" svg:height="18.5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4.6cm" svg:x="8.59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6cm" svg:height="4.6cm" svg:x="8.3cm" svg:y="15cm">
          <text:p text:style-name="P2">EX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5cm" svg:x="11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.6cm" svg:height="4.6cm" svg:x="8.6cm" svg:y="3.201cm">
          <text:p text:style-name="P1">WAIT_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3.7cm" svg:y1="5cm" svg:x2="13.2cm" svg:y2="5.4cm">
          <text:p/>
        </draw:line>
        <draw:frame draw:style-name="gr7" draw:text-style-name="P3" draw:layer="layout" svg:width="3.5cm" svg:height="1.685cm" svg:x="14.4cm" svg:y="3.3cm">
          <draw:text-box>
            <text:p text:style-name="P3"><text:span text:style-name="T1">send_hi || send_low || send_rst = 0</text:span></text:p>
          </draw:text-box>
        </draw:frame>
        <draw:frame draw:style-name="gr7" draw:text-style-name="P3" draw:layer="layout" svg:width="3.8cm" svg:height="1.685cm" svg:x="4.9cm" svg:y="6.5cm">
          <draw:text-box>
            <text:p text:style-name="P4">send_hi || send_low || send_rst = 1</text:p>
          </draw:text-box>
        </draw:frame>
        <draw:line draw:style-name="gr6" draw:text-style-name="P1" draw:layer="layout" svg:x1="9.2cm" svg:y1="7.1cm" svg:x2="8.1cm" svg:y2="9.5cm">
          <text:p/>
        </draw:line>
        <draw:line draw:style-name="gr6" draw:text-style-name="P1" draw:layer="layout" svg:x1="7.8cm" svg:y1="11.5cm" svg:x2="12.9cm" svg:y2="11.5cm">
          <text:p/>
        </draw:line>
        <draw:custom-shape draw:style-name="gr4" draw:text-style-name="P1" draw:layer="layout" svg:width="2.4cm" svg:height="2.5cm" svg:x="4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6cm" svg:height="4.6cm" svg:x="5.2cm" svg:y="9.4cm">
          <text:p text:style-name="P2">WAIT_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cm" svg:height="2.5cm" svg:x="15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4.6cm" svg:height="4.6cm" svg:x="13cm" svg:y="9.1cm">
          <text:p text:style-name="P2">WAIT_Z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2cm" svg:y1="13.4cm" svg:x2="12.5cm" svg:y2="15.9cm">
          <text:p/>
        </draw:line>
        <draw:line draw:style-name="gr6" draw:text-style-name="P1" draw:layer="layout" svg:x1="16.5cm" svg:y1="13.9cm" svg:x2="16.1cm" svg:y2="13.6cm">
          <text:p/>
        </draw:line>
        <draw:line draw:style-name="gr6" draw:text-style-name="P1" draw:layer="layout" svg:x1="5.9cm" svg:y1="14cm" svg:x2="6.3cm" svg:y2="13.7cm">
          <text:p/>
        </draw:line>
        <draw:connector draw:style-name="gr6" draw:text-style-name="P1" draw:layer="layout" draw:line-skew="-4.799cm" svg:x1="8.3cm" svg:y1="17.3cm" svg:x2="8.6cm" svg:y2="5.501cm" draw:start-shape="id1" draw:start-glue-point="6" draw:end-shape="id2" draw:end-glue-point="6" svg:d="M8300 17300h-5300v-11799h5600" svg:viewBox="0 0 5601 11800">
          <text:p/>
        </draw:connector>
        <draw:frame draw:style-name="gr10" draw:text-style-name="P3" draw:layer="layout" svg:width="4.752cm" svg:height="0.729cm" svg:x="8.9cm" svg:y="9.271cm">
          <draw:text-box>
            <text:p text:style-name="P4">clk_cnt == ones_count</text:p>
          </draw:text-box>
        </draw:frame>
        <draw:frame draw:style-name="gr10" draw:text-style-name="P3" draw:layer="layout" svg:width="4.625cm" svg:height="0.729cm" svg:x="3.3cm" svg:y="14.271cm">
          <draw:text-box>
            <text:p text:style-name="P4">clk_cnt != ones_count</text:p>
          </draw:text-box>
        </draw:frame>
        <draw:frame draw:style-name="gr10" draw:text-style-name="P3" draw:layer="layout" svg:width="4.74cm" svg:height="0.729cm" svg:x="15.36cm" svg:y="14.1cm">
          <draw:text-box>
            <text:p text:style-name="P4">clk_cnt != zeros_count</text:p>
          </draw:text-box>
        </draw:frame>
        <draw:frame draw:style-name="gr10" draw:text-style-name="P3" draw:layer="layout" svg:width="4.867cm" svg:height="0.729cm" svg:x="8.9cm" svg:y="13.8cm">
          <draw:text-box>
            <text:p text:style-name="P4">clk_cnt == zeros_count</text:p>
          </draw:text-box>
        </draw:frame>
      </draw:page>
      <draw:page draw:name="page2" draw:style-name="dp1" draw:master-page-name="Predeterminado">
        <draw:frame draw:style-name="gr11" draw:text-style-name="P1" draw:layer="layout" svg:width="18.502cm" svg:height="18.502cm" svg:x="1.6cm" svg:y="1.998cm">
          <draw:image xlink:href="Pictures/10000201000002BB000002BB1FF24E97.png" xlink:type="simple" xlink:show="embed" xlink:actuate="onLoad">
            <text:p/>
          </draw:image>
        </draw:frame>
      </draw:page>
      <draw:page draw:name="page3" draw:style-name="dp1" draw:master-page-name="Predeterminado">
        <draw:custom-shape draw:style-name="gr2" draw:text-style-name="P1" draw:layer="layout" svg:width="4.6cm" svg:height="4.6cm" svg:x="8.6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.6cm" svg:x="13.40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.6cm" svg:x="8.602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.6cm" svg:x="3.9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.6cm" svg:x="3.901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.6cm" svg:x="13.6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cm" svg:height="4.6cm" svg:x="8.701cm" svg:y="1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9:32:09.063855116</meta:creation-date>
    <dc:date>2016-10-05T20:11:20.092957604</dc:date>
    <meta:editing-duration>PT8M49S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